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62000001BD81FA8267.png"/>
  <manifest:file-entry manifest:media-type="image/jpeg" manifest:full-path="Pictures/100000000000024F000000C35CF388E2.jpg"/>
  <manifest:file-entry manifest:media-type="image/jpeg" manifest:full-path="Pictures/10000000000001BB0000001361FB24A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DejaVu Sans5" svg:font-family="'DejaVu Sans'" style:font-family-generic="swiss"/>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Mono L1" svg:font-family="'Nimbus Mono L'" style:font-family-generic="modern" style:font-pitch="fixed"/>
    <style:font-face style:name="DejaVu Sans Mono" svg:font-family="'DejaVu Sans Mono'" style:font-adornments="Book" style:font-family-generic="swiss" style:font-pitch="fixed"/>
    <style:font-face style:name="DejaVu Sans Mono1" svg:font-family="'DejaVu Sans Mono'" style:font-adornments="Gras" style:font-family-generic="swiss" style:font-pitch="fixed"/>
    <style:font-face style:name="Lucidasans" svg:font-family="Lucidasans" style:font-pitch="variable"/>
    <style:font-face style:name="Mincho" svg:font-family="Mincho" style:font-pitch="variable"/>
    <style:font-face style:name="Nimbus Mono L" svg:font-family="'Nimbus Mono L'" style:font-adornments="Italique" style:font-pitch="variable"/>
    <style:font-face style:name="Nimbus Sans L" svg:font-family="'Nimbus Sans L'"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DejaVu Serif" svg:font-family="'DejaVu Serif'" style:font-adornments="Book" style:font-family-generic="roman" style:font-pitch="variable"/>
    <style:font-face style:name="DejaVu Serif1" svg:font-family="'DejaVu Serif'" style:font-adornments="Gras" style:font-family-generic="roman" style:font-pitch="variable"/>
    <style:font-face style:name="DejaVu Serif2" svg:font-family="'DejaVu Serif'" style:font-adornments="Italique" style:font-family-generic="roman" style:font-pitch="variable"/>
    <style:font-face style:name="Bitstream Vera Sans" svg:font-family="'Bitstream Vera Sans'" style:font-family-generic="swiss" style:font-pitch="variable"/>
    <style:font-face style:name="DejaVu Sans6"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ExtraLight" style:font-family-generic="swiss" style:font-pitch="variable"/>
    <style:font-face style:name="DejaVu Sans1" svg:font-family="'DejaVu Sans'" style:font-adornments="Gras" style:font-family-generic="swiss" style:font-pitch="variable"/>
    <style:font-face style:name="DejaVu Sans4" svg:font-family="'DejaVu Sans'" style:font-adornments="Oblique" style:font-family-generic="swiss" style:font-pitch="variable"/>
  </office:font-face-decls>
  <office:automatic-styles>
    <style:style style:name="P1" style:family="paragraph" style:parent-style-name="_30_Standard">
      <style:text-properties fo:background-color="transparent"/>
    </style:style>
    <style:style style:name="P2" style:family="paragraph" style:parent-style-name="_30_Standard">
      <style:paragraph-properties fo:text-align="end" style:justify-single-word="false"/>
      <style:text-properties fo:font-weight="bold" style:font-weight-asian="bold" style:font-weight-complex="bold"/>
    </style:style>
    <style:style style:name="P3" style:family="paragraph" style:parent-style-name="_30_Standard">
      <style:paragraph-properties fo:break-before="page"/>
    </style:style>
    <style:style style:name="P4" style:family="paragraph" style:parent-style-name="Contents_20_1">
      <style:paragraph-properties>
        <style:tab-stops>
          <style:tab-stop style:position="17.201cm" style:type="right" style:leader-style="dotted" style:leader-text="."/>
        </style:tab-stops>
      </style:paragraph-properties>
    </style:style>
    <style:style style:name="P5" style:family="paragraph" style:parent-style-name="Contents_20_2">
      <style:paragraph-properties>
        <style:tab-stops>
          <style:tab-stop style:position="16.702cm" style:type="right" style:leader-style="dotted" style:leader-text="."/>
        </style:tab-stops>
      </style:paragraph-properties>
    </style:style>
    <style:style style:name="P6" style:family="paragraph" style:parent-style-name="Contents_20_3">
      <style:paragraph-properties>
        <style:tab-stops>
          <style:tab-stop style:position="16.203cm" style:type="right" style:leader-style="dotted" style:leader-text="."/>
        </style:tab-stops>
      </style:paragraph-properties>
    </style:style>
    <style:style style:name="P7" style:family="paragraph" style:parent-style-name="_30_Standard">
      <style:text-properties fo:font-size="6pt" style:font-size-asian="5.25pt" style:font-size-complex="6pt"/>
    </style:style>
    <style:style style:name="P8" style:family="paragraph" style:parent-style-name="_30_Standard" style:list-style-name="L1"/>
    <style:style style:name="P9" style:family="paragraph" style:parent-style-name="_30_Standard" style:list-style-name="L1">
      <style:text-properties fo:background-color="transparent"/>
    </style:style>
    <style:style style:name="P10" style:family="paragraph" style:parent-style-name="_30_Standard" style:master-page-name="_30_Papier_5f_entête">
      <style:paragraph-properties style:page-number="auto"/>
    </style:style>
    <style:style style:name="P11" style:family="paragraph" style:parent-style-name="Footer">
      <style:paragraph-properties text:number-lines="false" text:line-number="0">
        <style:tab-stops>
          <style:tab-stop style:position="8.5cm" style:type="center"/>
          <style:tab-stop style:position="17cm" style:type="right"/>
        </style:tab-stops>
      </style:paragraph-properties>
    </style:style>
    <style:style style:name="P12" style:family="paragraph" style:parent-style-name="_30_Pied_20_de_20_page">
      <style:paragraph-properties>
        <style:tab-stops>
          <style:tab-stop style:position="18.999cm" style:type="right"/>
        </style:tab-stops>
      </style:paragraph-properties>
    </style:style>
    <style:style style:name="P13" style:family="paragraph" style:parent-style-name="_30_Pied_20_de_20_page">
      <style:paragraph-properties>
        <style:tab-stops>
          <style:tab-stop style:position="16.925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_30_TitrePrincipalEntete" style:master-page-name="">
      <style:paragraph-properties style:page-number="auto" fo:padding="0.049cm" fo:border-left="none" fo:border-right="none" fo:border-top="none" fo:border-bottom="0.035cm solid #ff6633"/>
      <style:text-properties fo:font-size="26pt" style:text-scale="120%"/>
    </style:style>
    <style:style style:name="P15" style:family="paragraph" style:parent-style-name="_30_SousTitreEntete">
      <style:text-properties fo:font-size="12pt"/>
    </style:style>
    <style:style style:name="P16" style:family="paragraph" style:parent-style-name="_30_Titre3">
      <style:text-properties fo:background-color="transparen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fo:text-align="center">
        <style:tab-stops/>
      </style:paragraph-properties>
    </style:style>
    <style:style style:name="P19" style:family="paragraph">
      <style:paragraph-properties fo:text-align="center">
        <style:tab-stops/>
      </style:paragraph-properties>
      <style:text-properties style:font-name="Bitstream Vera Serif" fo:font-size="32pt" fo:font-weight="bold"/>
    </style:style>
    <style:style style:name="T1" style:family="text">
      <style:text-properties fo:font-weight="normal" style:font-weight-asian="normal" style:font-weight-complex="normal"/>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style:font-size-asian="9pt" style:font-size-complex="9pt"/>
    </style:style>
    <style:style style:name="T4" style:family="text">
      <style:text-properties fo:background-color="transparent"/>
    </style:style>
    <style:style style:name="T5" style:family="text">
      <style:text-properties fo:color="#ff0000"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style:use-window-font-color="true" style:text-outline="false" style:text-line-through-style="none" style:text-position="0% 100%" style:font-name="DejaVu Sans5"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Nimbus Sans L"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Bitstream Vera Serif" fo:font-size="32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b428e" draw:fill="solid" draw:fill-color="#e6e6ff" draw:textarea-vertical-align="middle" fo:min-height="4.695cm" draw:shadow-offset-x="0.049cm" draw:shadow-offset-y="0.049cm" style:run-through="foreground" style:wrap="none" style:vertical-pos="from-top" style:vertical-rel="page-content" style:horizontal-pos="center" style:horizontal-rel="page" draw:wrap-influence-on-position="once-concurrent" style:flow-with-text="false"/>
    </style:style>
  </office:automatic-styles>
  <office:body>
    <office:text text:use-soft-page-breaks="true">
      <office:forms form:automatic-focus="false" form:apply-design-mode="false"/>
      <text:tracked-changes text:track-changes="false">
        <text:changed-region text:id="ct142271272">
          <text:format-change>
            <office:change-info>
              <dc:creator>Matthieu FAURE</dc:creator>
              <dc:date>2010-05-24T11:2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9" svg:width="16.045cm" svg:height="4.696cm" svg:x="2.478cm" svg:y="4.65cm">
        <draw:text-box>
          <text:p text:style-name="P18"><text:span text:style-name="T8">SlurpManager v1</text:span></text:p>
          <text:p text:style-name="P18"><text:span text:style-name="T8">Rapport d'analyse</text:span></text:p>
        </draw:text-box>
      </draw:frame>
      <text:p text:style-name="P10"/>
      <text:p text:style-name="_30_Standard"/>
      <text:p text:style-name="_30_Standard"/>
      <text:p text:style-name="_30_Standard"/>
      <text:p text:style-name="_30_Standard"/>
      <text:p text:style-name="_30_Standard"/>
      <text:p text:style-name="_30_Standard"/>
      <text:p text:style-name="_30_Standard"/>
      <text:p text:style-name="_30_Standard"/>
      <text:p text:style-name="_30_Standard"/>
      <text:p text:style-name="_30_Standard"/>
      <text:p text:style-name="_30_Standard"/>
      <text:p text:style-name="_30_Standard"/>
      <text:p text:style-name="_30_Standard"/>
      <text:p text:style-name="P2">Jérôme KOWALCZYK <text:change-start text:change-id="ct142271272"/><text:a xlink:type="simple" xlink:href="mailto:jkowalczyk@Open-S.com">jkowalczyk@Open-S.com</text:a><text:change-end text:change-id="ct142271272"/> </text:p>
      <text:p text:style-name="_30_Standard"/>
      <text:p text:style-name="_30_Standard"/>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4">1<text:a xlink:type="simple" xlink:href="#__RefHeading__1513_1494641854">Objet du document</text:a><text:tab/><text:a xlink:type="simple" xlink:href="#__RefHeading__1513_1494641854">2</text:a></text:p>
          <text:p text:style-name="P4">2<text:a xlink:type="simple" xlink:href="#__RefHeading__1515_1494641854">Présentation SlurpManager</text:a><text:tab/><text:a xlink:type="simple" xlink:href="#__RefHeading__1515_1494641854">3</text:a></text:p>
          <text:p text:style-name="P4">3<text:a xlink:type="simple" xlink:href="#__RefHeading__1517_1494641854">Entités du projet</text:a><text:tab/><text:a xlink:type="simple" xlink:href="#__RefHeading__1517_1494641854">3</text:a></text:p>
          <text:p text:style-name="P5">3.1<text:a xlink:type="simple" xlink:href="#__RefHeading__1519_1494641854">webresource</text:a><text:tab/><text:a xlink:type="simple" xlink:href="#__RefHeading__1519_1494641854">3</text:a></text:p>
          <text:p text:style-name="P6">3.1.1Définition<text:tab/>3</text:p>
          <text:p text:style-name="P6">3.1.2Relations et cardinalités<text:tab/>3</text:p>
          <text:p text:style-name="P5">3.2<text:a xlink:type="simple" xlink:href="#__RefHeading__2173_1093232874">webarchive</text:a><text:tab/><text:a xlink:type="simple" xlink:href="#__RefHeading__2173_1093232874">3</text:a></text:p>
          <text:p text:style-name="P6">3.2.1Définition<text:tab/>3</text:p>
          <text:p text:style-name="P6">3.2.2Relations et cardinalités<text:tab/>3</text:p>
          <text:p text:style-name="P6">3.2.3Remarques<text:tab/>3</text:p>
          <text:p text:style-name="P4">4<text:a xlink:type="simple" xlink:href="#__RefHeading__1541_1494641854">Fonctionnalités</text:a><text:tab/><text:a xlink:type="simple" xlink:href="#__RefHeading__1541_1494641854">4</text:a></text:p>
          <text:p text:style-name="P5">4.1<text:a xlink:type="simple" xlink:href="#__RefHeading__1543_1494641854">Créer une webarchive</text:a><text:tab/><text:a xlink:type="simple" xlink:href="#__RefHeading__1543_1494641854">4</text:a></text:p>
          <text:p text:style-name="P6">4.1.1Principe<text:tab/>4</text:p>
          <text:p text:style-name="P6">4.1.2Remarques<text:tab/>4</text:p>
          <text:p text:style-name="P5">4.2<text:a xlink:type="simple" xlink:href="#__RefHeading__1545_1494641854">Lister des webarchives</text:a><text:tab/><text:a xlink:type="simple" xlink:href="#__RefHeading__1545_1494641854">4</text:a></text:p>
          <text:p text:style-name="P6">4.2.1Principe<text:tab/>4</text:p>
          <text:p text:style-name="P5">4.3<text:a xlink:type="simple" xlink:href="#__RefHeading__1547_1494641854">Supprimer des webarchives</text:a><text:tab/><text:a xlink:type="simple" xlink:href="#__RefHeading__1547_1494641854">4</text:a></text:p>
          <text:p text:style-name="P6">4.3.1Principe<text:tab/>4</text:p>
          <text:p text:style-name="P4">5<text:a xlink:type="simple" xlink:href="#__RefHeading__2713_1093232874">Fonctionnalités futures</text:a><text:tab/><text:a xlink:type="simple" xlink:href="#__RefHeading__2713_1093232874">4</text:a></text:p>
          <text:p text:style-name="P6">5.1.1Habilitation<text:tab/>4</text:p>
          <text:p text:style-name="P6">5.1.2Mise à jour des webarchives<text:tab/>4</text:p>
          <text:p text:style-name="P4">6<text:a xlink:type="simple" xlink:href="#__RefHeading__1563_1494641854">Colophon</text:a><text:tab/><text:a xlink:type="simple" xlink:href="#__RefHeading__1563_1494641854">5</text:a></text:p>
        </text:index-body>
      </text:table-of-content>
      <text:h text:style-name="_30_Titre1" text:outline-level="1"><text:bookmark text:name="__RefHeading__1513_1494641854"/>Objet du document<text:bookmark-end text:name="__RefHeading__1513_1494641854"/></text:h>
      <text:p text:style-name="_30_Standard">Ce document a pour but de présenter la phase d'analyse du projet SlurpManager Version 1.0.</text:p>
      <text:p text:style-name="_30_Standard">L'objectif d'une telle phase est de présenter de manière cohérente, uniforme et exhaustive l'ensemble des besoins auxquels répondre, et ce pour le périmètre de la version en cours.</text:p>
      <text:h text:style-name="_30_Titre1" text:outline-level="1"><text:bookmark text:name="__RefHeading__1515_1494641854"/><text:soft-page-break/>Présentation SlurpManager<text:bookmark-end text:name="__RefHeading__1515_1494641854"/></text:h>
      <text:p text:style-name="_30_Standard">SlurpManager est un service permettant de manipuler des archives de pages web et de conserver les informations de stockage physique de ces archives.</text:p>
      <text:h text:style-name="_30_Titre1" text:outline-level="1"><text:bookmark text:name="__RefHeading__1517_1494641854"/>Entités du projet<text:bookmark-end text:name="__RefHeading__1517_1494641854"/></text:h>
      <text:p text:style-name="_30_Standard">Nous définissons ici les entités manipulées tout au long du projet.</text:p>
      <text:h text:style-name="_30_Titre2" text:outline-level="2"><text:bookmark text:name="__RefHeading__1519_1494641854"/>webresource<text:bookmark-end text:name="__RefHeading__1519_1494641854"/></text:h>
      <text:h text:style-name="_30_Titre3" text:outline-level="3">Définition</text:h>
      <text:p text:style-name="P1">Une webresource est définie par :</text:p>
      <text:list xml:id="list620948919" text:style-name="L1">
        <text:list-item>
          <text:p text:style-name="P9">Une URL</text:p>
        </text:list-item>
        <text:list-item>
          <text:p text:style-name="P9">Une date</text:p>
        </text:list-item>
        <text:list-item>
          <text:p text:style-name="P9">Une description<office:annotation><dc:creator>Matthieu FAURE</dc:creator><dc:date>2010-05-24T11:12:00</dc:date><text:p text:style-name="P17"><text:span text:style-name="T7">Ajouter un champ URL</text:span></text:p></office:annotation></text:p>
        </text:list-item>
      </text:list>
      <text:h text:style-name="_30_Titre3" text:outline-level="3">Relations et cardinalités</text:h>
      <text:p text:style-name="_30_Standard">Une webresource est rattachée à zero ou plusieurs webarchives.</text:p>
      <text:h text:style-name="_30_Titre2" text:outline-level="2"><text:bookmark text:name="__RefHeading__2173_1093232874"/>webarchive<text:bookmark-end text:name="__RefHeading__2173_1093232874"/></text:h>
      <text:h text:style-name="_30_Titre3" text:outline-level="3">Définition<office:annotation><dc:creator>Matthieu FAURE</dc:creator><dc:date>2010-05-24T11:03:03</dc:date><text:p text:style-name="P17"><text:span text:style-name="T7">L'entité WebArchive devrait être décrite</text:span></text:p></office:annotation></text:h>
      <text:p text:style-name="P1">Une webarchive est définie par :</text:p>
      <text:list xml:id="list1642181202" text:continue-numbering="true" text:style-name="L1">
        <text:list-item>
          <text:p text:style-name="P9">Une URL</text:p>
        </text:list-item>
        <text:list-item>
          <text:p text:style-name="P9">Une date</text:p>
        </text:list-item>
        <text:list-item>
          <text:p text:style-name="P9">Une locale</text:p>
        </text:list-item>
        <text:list-item>
          <text:p text:style-name="P8"><text:span text:style-name="T4">Une description</text:span><text:span text:style-name="T4"><office:annotation><dc:creator>Matthieu FAURE</dc:creator><dc:date>2010-05-24T11:12:00</dc:date><text:p text:style-name="P17"><text:span text:style-name="T7">Ajouter un champ URL</text:span></text:p></office:annotation></text:span></text:p>
        </text:list-item>
      </text:list>
      <text:h text:style-name="P16" text:outline-level="3">Relations et cardinalités</text:h>
      <text:list xml:id="list1755759752" text:continue-numbering="true" text:style-name="L1">
        <text:list-item>
          <text:p text:style-name="P9">Une webarchive est <text:s/>rattachée à une et une seule webresource.</text:p>
        </text:list-item>
      </text:list>
      <text:h text:style-name="_30_Titre3" text:outline-level="3">Remarques</text:h>
      <text:p text:style-name="_30_Standard">« Locale » est le code de langue et de localisation géographique. Exemples : fr-fr, fr-qc, en-en, en-gb, jp-jp</text:p>
      <text:h text:style-name="_30_Titre1" text:outline-level="1"><text:bookmark text:name="__RefHeading__1541_1494641854"/><text:soft-page-break/><text:reference-mark-start text:name="Fonctionnalités"/>Fonctionnalités<text:bookmark-end text:name="__RefHeading__1541_1494641854"/><text:reference-mark-end text:name="Fonctionnalités"/></text:h>
      <text:h text:style-name="_30_Titre2" text:outline-level="2"><text:bookmark text:name="__RefHeading__1543_1494641854"/>Créer une webarchive<text:bookmark-end text:name="__RefHeading__1543_1494641854"/></text:h>
      <text:h text:style-name="_30_Titre3" text:outline-level="3">Principe</text:h>
      <text:p text:style-name="_30_Standard">Une webarchive est créée à partir de l'URL d'une webresource. Cette opération créé une archive de la webresource, qui est stockée sur le système de fichier local.</text:p>
      <text:p text:style-name="_30_Standard">Par ailleurs, le contenu de la webarchive doit être consultable à partir de son l'URL.</text:p>
      <text:h text:style-name="_30_Titre3" text:outline-level="3">Remarques</text:h>
      <text:p text:style-name="_30_Standard">L'archive devra être sauvegardée au format warc (cf Heritrix)</text:p>
      <text:p text:style-name="_30_Standard">Une url invalide de la webresource n'entraînera la création d'aucune webarchive.</text:p>
      <text:h text:style-name="_30_Titre2" text:outline-level="2"><text:bookmark text:name="__RefHeading__1545_1494641854"/>Lister des webarchives<text:bookmark-end text:name="__RefHeading__1545_1494641854"/></text:h>
      <text:h text:style-name="_30_Titre3" text:outline-level="3">Principe</text:h>
      <text:p text:style-name="_30_Standard">Une liste de webarchives doit pouvoir être constituée selon des critères. Ces critères pourront être l'url d'une webresource, une date, une locale...</text:p>
      <text:h text:style-name="_30_Titre2" text:outline-level="2"><text:bookmark text:name="__RefHeading__1547_1494641854"/>Supprimer des webarchives<text:bookmark-end text:name="__RefHeading__1547_1494641854"/></text:h>
      <text:h text:style-name="_30_Titre3" text:outline-level="3">Principe</text:h>
      <text:p text:style-name="_30_Standard">Une webarchive devra pouvoir être supprimée à partir de son URL. </text:p>
      <text:h text:style-name="_30_Titre1" text:outline-level="1"><text:bookmark text:name="__RefHeading__2713_1093232874"/>Fonctionnalités futures<text:bookmark-end text:name="__RefHeading__2713_1093232874"/></text:h>
      <text:h text:style-name="_30_Titre3" text:outline-level="3">Habilitation</text:h>
      <text:p text:style-name="_30_Standard">Une prochaine version de SlurpManager devra gérer la notion d'habilitation pour la création, mise à jour, lecture et suppression des webarchives.</text:p>
      <text:h text:style-name="_30_Titre3" text:outline-level="3">Mise à jour des webarchives</text:h>
      <text:p text:style-name="_30_Standard">La mise à jour des webarchives devra être implémentée dans une version future.</text:p>
      <text:h text:style-name="_30_Titre1" text:outline-level="1"><text:bookmark text:name="__RefHeading__1563_1494641854"/><text:soft-page-break/>Colophon<text:bookmark-end text:name="__RefHeading__1563_1494641854"/></text:h>
      <text:p text:style-name="_30_Standard">Ce document a été réalisé avec OpenOffice, Firefox et Ubuntu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DejaVu Sans5" svg:font-family="'DejaVu Sans'" style:font-family-generic="swiss"/>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Mono L1" svg:font-family="'Nimbus Mono L'" style:font-family-generic="modern" style:font-pitch="fixed"/>
    <style:font-face style:name="DejaVu Sans Mono" svg:font-family="'DejaVu Sans Mono'" style:font-adornments="Book" style:font-family-generic="swiss" style:font-pitch="fixed"/>
    <style:font-face style:name="DejaVu Sans Mono1" svg:font-family="'DejaVu Sans Mono'" style:font-adornments="Gras" style:font-family-generic="swiss" style:font-pitch="fixed"/>
    <style:font-face style:name="Lucidasans" svg:font-family="Lucidasans" style:font-pitch="variable"/>
    <style:font-face style:name="Mincho" svg:font-family="Mincho" style:font-pitch="variable"/>
    <style:font-face style:name="Nimbus Mono L" svg:font-family="'Nimbus Mono L'" style:font-adornments="Italique" style:font-pitch="variable"/>
    <style:font-face style:name="Nimbus Sans L" svg:font-family="'Nimbus Sans L'"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DejaVu Serif" svg:font-family="'DejaVu Serif'" style:font-adornments="Book" style:font-family-generic="roman" style:font-pitch="variable"/>
    <style:font-face style:name="DejaVu Serif1" svg:font-family="'DejaVu Serif'" style:font-adornments="Gras" style:font-family-generic="roman" style:font-pitch="variable"/>
    <style:font-face style:name="DejaVu Serif2" svg:font-family="'DejaVu Serif'" style:font-adornments="Italique" style:font-family-generic="roman" style:font-pitch="variable"/>
    <style:font-face style:name="Bitstream Vera Sans" svg:font-family="'Bitstream Vera Sans'" style:font-family-generic="swiss" style:font-pitch="variable"/>
    <style:font-face style:name="DejaVu Sans6"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ExtraLight" style:font-family-generic="swiss" style:font-pitch="variable"/>
    <style:font-face style:name="DejaVu Sans1" svg:font-family="'DejaVu Sans'" style:font-adornments="Gras" style:font-family-generic="swiss" style:font-pitch="variable"/>
    <style:font-face style:name="DejaVu Sans4" svg:font-family="'DejaVu Sans'" style:font-adornments="Oblique" style:font-family-generic="swiss" style:font-pitch="variable"/>
  </office:font-face-decls>
  <office:styles>
    <draw:gradient draw:name="Gradient_20_1" draw:display-name="Gradient 1" draw:style="linear" draw:start-color="#000000" draw:end-color="#ffffff" draw:start-intensity="100%" draw:end-intensity="100%" draw:angle="0" draw:border="0%"/>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Nimbus Sans 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paragraph-properties fo:margin-left="1cm" fo:margin-right="12cm" fo:margin-top="0.499cm" fo:margin-bottom="0cm" fo:text-align="center" style:justify-single-word="false" fo:text-indent="0cm" style:auto-text-indent="false" fo:background-color="#280099" fo:padding="0.049cm" fo:border="0.002cm solid #280099" style:shadow="none">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1cm" fo:margin-right="1cm" fo:margin-top="0.4cm" fo:margin-bottom="0.21cm" fo:text-indent="0cm" style:auto-text-indent="false" fo:background-color="transparent" fo:padding="0.101cm" fo:border="0.002cm solid #280099"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class="text">
      <style:paragraph-properties fo:margin-left="1cm" fo:margin-right="1cm" fo:margin-top="0cm" fo:margin-bottom="0cm" fo:text-indent="0cm" style:auto-text-indent="false" fo:background-color="transparent" fo:padding="0.101cm" fo:border="0.002cm solid #280099" style:shadow="none">
        <style:background-image/>
      </style:paragraph-properties>
      <style:text-properties fo:font-size="50%"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1cm" fo:margin-top="0cm" fo:margin-bottom="0cm" fo:text-indent="0cm" style:auto-text-indent="false" fo:padding="0.101cm" fo:border="0.002cm solid #280099" style:shadow="none"/>
      <style:text-properties fo:font-size="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Bitstream Vera San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Bitstream Vera Sans" style:font-name-complex="Lucidasans1"/>
    </style:style>
    <style:style style:name="Contents_20_Heading" style:display-name="Contents Heading" style:family="paragraph" style:parent-style-name="Heading" style:class="index">
      <style:paragraph-properties fo:margin-left="0cm" fo:margin-right="0cm" fo:margin-top="0.4cm" fo:margin-bottom="0.499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3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101cm" fo:margin-bottom="0cm" fo:text-indent="0cm" style:auto-text-indent="fals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fo:background-color="transparent" fo:padding="0.049cm" fo:border-left="none" fo:border-right="none" fo:border-top="none" fo:border-bottom="0.088cm solid #ff6633">
        <style:background-image/>
      </style:paragraph-properties>
      <style:text-properties fo:color="#ff6633" style:text-outline="false" fo:font-size="28pt" fo:letter-spacing="0.106cm" fo:text-shadow="none" fo:font-weight="bold" style:font-size-asian="18pt" style:font-weight-asian="bold" style:font-size-complex="18pt" style:font-weight-complex="bold" style:text-scale="130%" style:font-relief="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9cm" fo:margin-bottom="0.499cm" fo:text-indent="0cm" style:auto-text-indent="false" fo:padding="0cm" fo:border="none"/>
      <style:text-properties style:font-name="Nimbus Mono L" fo:font-size="16pt" fo:font-style="italic" fo:font-weight="normal"/>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Nimbus Mono L1" style:font-size-asian="10pt" style:font-name-complex="Nimbus Mono L1" style:font-size-complex="10pt"/>
    </style:style>
    <style:style style:name="_30_Standard" style:display-name="0Standard" style:family="paragraph" style:master-page-name="">
      <style:paragraph-properties fo:margin-left="0.3cm" fo:margin-right="0cm" fo:margin-top="0cm" fo:margin-bottom="0.15cm" fo:line-height="110%" fo:text-align="justify" style:justify-single-word="false" fo:keep-together="always" fo:text-indent="0cm" style:auto-text-indent="false" style:page-number="auto" fo:background-color="transparent" fo:padding="0cm" fo:border="none">
        <style:background-image/>
      </style:paragraph-properties>
      <style:text-properties style:font-name="DejaVu Serif" fo:font-size="12pt"/>
    </style:style>
    <style:style style:name="_30_Titre" style:display-name="0Titre" style:family="paragraph" style:parent-style-name="_30_Standard">
      <style:text-properties style:font-name="DejaVu Sans" fo:font-size="10.5pt"/>
    </style:style>
    <style:style style:name="_30_Titre1" style:display-name="0Titre1" style:family="paragraph" style:parent-style-name="_30_Titre" style:next-style-name="_30_Standard" style:default-outline-level="1" style:master-page-name="">
      <style:paragraph-properties fo:margin-left="0cm" fo:margin-right="0cm" fo:margin-top="0.4cm" fo:margin-bottom="0.25cm" fo:text-align="start" style:justify-single-word="false" fo:text-indent="0cm" style:auto-text-indent="false" style:page-number="auto" fo:break-before="auto" fo:break-after="auto" fo:background-color="transparent" fo:padding="0cm" fo:border-left="none" fo:border-right="none" fo:border-top="none" fo:border-bottom="0.035cm solid #15559f" style:shadow="none" fo:keep-with-next="always">
        <style:tab-stops/>
        <style:background-image/>
      </style:paragraph-properties>
      <style:text-properties style:use-window-font-color="true" style:font-name="DejaVu Sans1" fo:font-size="18pt" fo:letter-spacing="0.071cm" style:text-underline-style="none" fo:font-weight="bold"/>
    </style:style>
    <style:style style:name="_30_Titre2" style:display-name="0Titre2" style:family="paragraph" style:parent-style-name="_30_Titre" style:next-style-name="_30_Standard" style:default-outline-level="2">
      <style:paragraph-properties fo:margin-left="0cm" fo:margin-right="0cm" fo:margin-top="0.4cm" fo:margin-bottom="0.199cm" fo:text-align="start" style:justify-single-word="false" fo:text-indent="0cm" style:auto-text-indent="false" fo:break-before="auto" fo:break-after="auto" fo:background-color="transparent" fo:padding="0cm" fo:border="none" fo:keep-with-next="always">
        <style:tab-stops/>
        <style:background-image/>
      </style:paragraph-properties>
      <style:text-properties fo:font-variant="normal" fo:text-transform="none" style:font-name="DejaVu Sans2" fo:font-size="14pt" fo:letter-spacing="0.035cm" fo:font-style="oblique" style:text-underline-style="solid" style:text-underline-width="auto" style:text-underline-color="font-color" fo:font-weight="bold"/>
    </style:style>
    <style:style style:name="_30_Citation" style:display-name="0Citation" style:family="paragraph" style:parent-style-name="_30_Standard">
      <style:paragraph-properties fo:margin-left="1.499cm" fo:margin-right="1.499cm" fo:margin-top="0.101cm" fo:margin-bottom="0.25cm" fo:text-indent="0cm" style:auto-text-indent="false" fo:background-color="#ffffcc" fo:padding="0.101cm" fo:border="0.002cm solid #ffffcc" style:shadow="#c0c0c0 0.049cm 0.049cm">
        <style:background-image/>
      </style:paragraph-properties>
      <style:text-properties style:font-name="DejaVu Serif1" fo:font-size="10.5pt" fo:font-style="normal" fo:font-weight="normal"/>
    </style:style>
    <style:style style:name="Sans_20_nom1" style:display-name="Sans nom1" style:family="paragraph" style:parent-style-name="Subtitle"/>
    <style:style style:name="_30_SousTitre" style:display-name="0SousTitre" style:family="paragraph" style:parent-style-name="_30_Titre">
      <style:paragraph-properties fo:margin-left="0cm" fo:margin-right="0cm" fo:margin-top="0cm" fo:margin-bottom="0.4cm" fo:text-indent="0cm" style:auto-text-indent="false" fo:padding="0cm" fo:border="none">
        <style:tab-stops>
          <style:tab-stop style:position="18cm" style:type="right"/>
        </style:tab-stops>
      </style:paragraph-properties>
      <style:text-properties fo:font-size="16pt" fo:font-style="italic"/>
    </style:style>
    <style:style style:name="_30_TitrePrincipal" style:display-name="0TitrePrincipal" style:family="paragraph" style:parent-style-name="_30_Titre">
      <style:paragraph-properties fo:margin-left="0cm" fo:margin-right="0cm" fo:margin-top="0.4cm" fo:margin-bottom="0.199cm" fo:text-indent="0cm" style:auto-text-indent="false" fo:padding="0.049cm" fo:border-left="none" fo:border-right="none" fo:border-top="none" fo:border-bottom="0.088cm solid #ff6633"/>
      <style:text-properties fo:color="#ff6633" fo:font-size="28pt" fo:letter-spacing="0.106cm" fo:font-weight="bold" style:text-scale="130%"/>
    </style:style>
    <style:style style:name="_30_StandardSpacer" style:display-name="0StandardSpacer" style:family="paragraph" style:parent-style-name="_30_Standard">
      <style:text-properties fo:font-size="6pt"/>
    </style:style>
    <style:style style:name="_30_TitreSpacer" style:display-name="0TitreSpacer" style:family="paragraph" style:parent-style-name="_30_Titre">
      <style:text-properties fo:font-size="2pt"/>
    </style:style>
    <style:style style:name="_30_StandardImportant" style:display-name="0StandardImportant" style:family="paragraph" style:parent-style-name="_30_Standard">
      <style:text-properties fo:font-weight="bold"/>
    </style:style>
    <style:style style:name="_30_Pied_20_de_20_page" style:display-name="0Pied de page" style:family="paragraph" style:parent-style-name="_30_Standard" style:next-style-name="_30_Standard">
      <style:paragraph-properties fo:margin-left="0cm" fo:margin-right="0cm" fo:text-align="start" style:justify-single-word="false" fo:text-indent="0cm" style:auto-text-indent="false" fo:background-color="transparent" fo:padding="0cm" fo:border="none">
        <style:tab-stops/>
        <style:background-image/>
      </style:paragraph-properties>
      <style:text-properties fo:font-size="9pt"/>
    </style:style>
    <style:style style:name="_30_HistoriqueModifications_5f_Titre" style:display-name="0HistoriqueModifications_Titre" style:family="paragraph" style:next-style-name="_30_Standard">
      <style:paragraph-properties fo:text-align="center" style:justify-single-word="false"/>
      <style:text-properties style:font-name="DejaVu Serif1" fo:font-weight="bold"/>
    </style:style>
    <style:style style:name="_30_HistoriqueModifications_5f_Contenu" style:display-name="0HistoriqueModifications_Contenu" style:family="paragraph" style:next-style-name="_30_Standard">
      <style:paragraph-properties fo:text-align="start" style:justify-single-word="false"/>
      <style:text-properties style:font-name="DejaVu Sans" fo:font-size="10pt" fo:font-weight="normal"/>
    </style:style>
    <style:style style:name="_30_Titre_5f_PageDeGarde02" style:display-name="0Titre_PageDeGarde02" style:family="paragraph" style:parent-style-name="_30_Standard" style:next-style-name="_30_Standard">
      <style:paragraph-properties fo:margin-left="0cm" fo:margin-right="0cm" fo:margin-top="1cm" fo:margin-bottom="1cm" fo:text-indent="0cm" style:auto-text-indent="false" fo:padding="0cm" fo:border="none"/>
      <style:text-properties fo:font-size="16pt" fo:font-weight="bold"/>
    </style:style>
    <style:style style:name="_30_TitrePrincipalEntete" style:display-name="0TitrePrincipalEntete" style:family="paragraph" style:parent-style-name="_30_TitrePrincipal" style:next-style-name="_30_Standard">
      <style:paragraph-properties fo:padding="0.049cm" fo:border-left="none" fo:border-right="none" fo:border-top="none" fo:border-bottom="0.035cm solid #ff6633"/>
      <style:text-properties style:font-name="DejaVu Sans1" fo:font-size="26pt" style:text-scale="120%"/>
    </style:style>
    <style:style style:name="_30_SousTitreEntete" style:display-name="0SousTitreEntete" style:family="paragraph" style:parent-style-name="_30_SousTitre" style:next-style-name="_30_Standard">
      <style:text-properties style:font-name="DejaVu Sans3" fo:font-size="12pt" fo:font-style="normal" fo:font-weight="150"/>
    </style:style>
    <style:style style:name="_30_Titre3" style:display-name="0Titre3" style:family="paragraph" style:parent-style-name="_30_Titre" style:next-style-name="_30_Standard" style:default-outline-level="3">
      <style:paragraph-properties fo:margin-left="0.3cm" fo:margin-right="0cm" fo:margin-top="0.4cm" fo:margin-bottom="0.25cm" fo:keep-together="always" fo:text-indent="0cm" style:auto-text-indent="false" fo:break-before="auto" fo:break-after="auto" fo:keep-with-next="always"/>
      <style:text-properties fo:font-variant="normal" fo:text-transform="none" style:font-name="DejaVu Sans" fo:font-size="12pt" fo:letter-spacing="normal" fo:font-style="normal" style:text-underline-style="solid" style:text-underline-width="auto" style:text-underline-color="font-color"/>
    </style:style>
    <style:style style:name="_30_Titre4" style:display-name="0Titre4" style:family="paragraph" style:parent-style-name="_30_Titre" style:next-style-name="_30_Standard" style:default-outline-level="4" style:master-page-name="">
      <style:paragraph-properties fo:margin-top="0.3cm" fo:margin-bottom="0.199cm" style:page-number="auto" fo:break-before="auto" fo:break-after="auto" fo:keep-with-next="always"/>
      <style:text-properties style:font-name="DejaVu Sans4" fo:font-size="12pt" fo:font-style="oblique" style:text-underline-style="solid" style:text-underline-width="auto" style:text-underline-color="font-color" fo:font-weight="normal"/>
    </style:style>
    <style:style style:name="_30_StandardTypewriter" style:display-name="0StandardTypewriter" style:family="paragraph" style:parent-style-name="_30_Standard" style:next-style-name="_30_Standard">
      <style:paragraph-properties fo:text-align="start" style:justify-single-word="false"/>
      <style:text-properties style:font-name="DejaVu Sans Mono" fo:font-size="10.5pt" fo:letter-spacing="-0.018cm"/>
    </style:style>
    <style:style style:name="_30_CitationCode" style:display-name="0CitationCode" style:family="paragraph" style:parent-style-name="_30_Standard">
      <style:paragraph-properties fo:margin-left="0.3cm" fo:margin-right="0.3cm" fo:margin-top="0cm" fo:margin-bottom="0.101cm" fo:text-align="start" style:justify-single-word="false" fo:keep-together="always" fo:text-indent="0cm" style:auto-text-indent="false" fo:background-color="#e6e6ff" fo:padding="0.25cm" fo:border="0.002cm solid #999999" style:shadow="none" fo:keep-with-next="always">
        <style:tab-stops/>
        <style:background-image/>
      </style:paragraph-properties>
      <style:text-properties style:font-name="DejaVu Sans Mono" fo:font-size="10pt" fo:letter-spacing="-0.018cm"/>
    </style:style>
    <style:style style:name="_30_Note_20_de_20_bas_20_de_20_page" style:display-name="0Note de bas de page" style:family="paragraph" style:parent-style-name="_30_Standard" style:class="extra" style:master-page-name="">
      <style:paragraph-properties fo:margin-left="0.499cm" fo:margin-right="0cm" fo:margin-top="0cm" fo:margin-bottom="0.049cm" fo:line-height="100%" fo:text-align="start" style:justify-single-word="false" fo:text-indent="-0.499cm" style:auto-text-indent="false" style:page-number="auto" fo:background-color="transparent" style:shadow="none">
        <style:tab-stops/>
        <style:background-image/>
      </style:paragraph-properties>
      <style:text-properties fo:font-size="9pt"/>
      <style:map style:condition="footnote()" style:apply-style-name="_30_Note_20_de_20_bas_20_de_20_page2"/>
    </style:style>
    <style:style style:name="_30_Note_20_de_20_bas_20_de_20_page2" style:display-name="0Note de bas de page2" style:family="paragraph" style:parent-style-name="_30_Standard" style:master-page-name="">
      <style:paragraph-properties fo:margin-left="0.499cm" fo:margin-right="0cm" fo:margin-top="0cm" fo:margin-bottom="0.101cm" fo:line-height="100%" fo:text-align="start" style:justify-single-word="false" fo:text-indent="-0.499cm" style:auto-text-indent="false" style:page-number="auto" fo:background-color="transparent" style:shadow="none">
        <style:tab-stops/>
        <style:background-image/>
      </style:paragraph-properties>
      <style:text-properties fo:font-size="9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_30_Contenu_20_de_20_tableau" style:display-name="0Contenu de tableau" style:family="paragraph" style:parent-style-name="_30_Standard"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background-image/>
      </style:paragraph-properties>
      <style:text-properties style:font-name="DejaVu Serif" fo:font-size="10pt"/>
    </style:style>
    <style:style style:name="_30_Titre_20_de_20_tableau" style:display-name="0Titre de tableau" style:family="paragraph" style:parent-style-name="_30_Contenu_20_de_20_tableau" style:next-style-name="_30_Contenu_20_de_20_tableau" style:master-page-name="">
      <style:paragraph-properties fo:margin-left="0cm" fo:margin-right="0cm" fo:margin-top="0cm" fo:margin-bottom="0cm" fo:line-height="100%" fo:text-align="center" style:justify-single-word="false" fo:text-indent="0cm" style:auto-text-indent="false" style:page-number="auto" fo:background-color="#ffffcc" style:shadow="none">
        <style:background-image/>
      </style:paragraph-properties>
      <style:text-properties style:font-name="DejaVu Serif" fo:font-size="12pt" fo:font-weight="bold"/>
    </style:style>
    <style:style style:name="_30_Titre_20_de_20_tableau_20_Jaune" style:display-name="0Titre de tableau Jaune" style:family="paragraph" style:parent-style-name="_30_Titre_20_de_20_tableau" style:master-page-name="">
      <style:paragraph-properties style:page-number="auto" fo:background-color="#ffffcc">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text-properties style:font-name="DejaVu Serif"/>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_30_Standard_20_Gras" style:display-name="0Standard Gras" style:family="text" style:parent-style-name="_30_Standard">
      <style:text-properties style:font-name="DejaVu Serif1" fo:font-weight="bold" fo:background-color="transparent"/>
    </style:style>
    <style:style style:name="_30_TypeWriter" style:display-name="0TypeWriter" style:family="text" style:parent-style-name="_30_Standard">
      <style:text-properties style:font-name="DejaVu Sans Mono" fo:font-size="9pt" fo:letter-spacing="-0.018cm" fo:font-weight="normal" fo:background-color="#e6e6ff"/>
    </style:style>
    <style:style style:name="_30_Standard_20_Italique" style:display-name="0Standard Italique" style:family="text" style:parent-style-name="_30_Standard">
      <style:text-properties style:font-name="DejaVu Serif2" fo:font-style="italic" fo:font-weight="normal" fo:background-color="transparent"/>
    </style:style>
    <style:style style:name="_30_TypeWriter-ContreExemple" style:display-name="0TypeWriter-ContreExemple" style:family="text" style:parent-style-name="_30_TypeWriter">
      <style:text-properties style:text-line-through-style="solid" style:font-name="DejaVu Sans Mono1" fo:font-size="9pt" fo:letter-spacing="-0.018cm" fo:font-weight="bold" style:font-weight-asian="normal" style:font-weight-complex="normal"/>
    </style:style>
    <style:style style:name="_30_TypeWriter-Gras" style:display-name="0TypeWriter-Gras" style:family="text" style:parent-style-name="_30_TypeWriter">
      <style:text-properties fo:font-weight="bold"/>
    </style:style>
    <style:style style:name="_30_Standard" style:display-name="0Standard" style:family="text">
      <style:text-properties style:font-name="DejaVu Serif"/>
    </style:style>
    <style:style style:name="_30__40__40__40_todo" style:display-name="0@@@todo" style:family="text" style:parent-style-name="_30_Standard">
      <style:text-properties fo:color="#ff0000" fo:font-weight="bold"/>
    </style:style>
    <style:style style:name="_30__40__40__40_todo-done" style:display-name="0@@@todo-done" style:family="text" style:parent-style-name="_30_Standard">
      <style:text-properties style:text-line-through-style="soli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30_Cadre" style:display-name="0Cadre" style:family="graphic">
      <style:graphic-properties text:anchor-type="page" svg:x="0cm" svg:y="0cm" fo:margin-left="0.499cm" fo:margin-right="0.499cm" fo:margin-top="0.7cm" fo:margin-bottom="0.7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_30_Cadre_20_ombre" style:display-name="0Cadre ombre" style:family="graphic" style:parent-style-name="_30_Cadre">
      <style:graphic-properties style:shadow="#c0c0c0 0.18cm 0.18cm"/>
    </style:style>
    <text:outline-style style:name="Outline">
      <text:outline-level-style text:level="1"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1" text:display-levels="4">
        <style:list-level-properties text:min-label-distance="0.1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_30_TitrePrincipalEntete" style:master-page-name="">
      <style:paragraph-properties style:page-number="auto" fo:padding="0.049cm" fo:border-left="none" fo:border-right="none" fo:border-top="none" fo:border-bottom="0.035cm solid #ff6633"/>
      <style:text-properties fo:font-size="26pt" style:text-scale="120%"/>
    </style:style>
    <style:style style:name="MP2" style:family="paragraph" style:parent-style-name="_30_SousTitreEntete">
      <style:text-properties fo:font-size="12pt"/>
    </style:style>
    <style:style style:name="MP3" style:family="paragraph" style:parent-style-name="Footer">
      <style:paragraph-properties text:number-lines="false" text:line-number="0">
        <style:tab-stops>
          <style:tab-stop style:position="8.5cm" style:type="center"/>
          <style:tab-stop style:position="17cm" style:type="right"/>
        </style:tab-stops>
      </style:paragraph-properties>
    </style:style>
    <style:style style:name="MP4" style:family="paragraph" style:parent-style-name="_30_Pied_20_de_20_page">
      <style:paragraph-properties>
        <style:tab-stops>
          <style:tab-stop style:position="18.999cm" style:type="right"/>
        </style:tab-stops>
      </style:paragraph-properties>
    </style:style>
    <style:style style:name="MP5" style:family="paragraph" style:parent-style-name="_30_Pied_20_de_20_page">
      <style:paragraph-properties>
        <style:tab-stops>
          <style:tab-stop style:position="16.925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MP6" style:family="paragraph" style:parent-style-name="_30_Standard">
      <style:text-properties fo:font-size="6pt" style:font-size-asian="5.25pt" style:font-size-complex="6pt"/>
    </style:style>
    <style:style style:name="MT1" style:family="text">
      <style:text-properties fo:font-weight="normal" style:font-weight-asian="normal" style:font-weight-complex="normal"/>
    </style:style>
    <style:style style:name="MT2" style:family="text">
      <style:text-properties fo:font-size="9pt" fo:font-style="italic" style:font-size-asian="9pt" style:font-style-asian="italic" style:font-size-complex="9pt" style:font-style-complex="italic"/>
    </style:style>
    <style:style style:name="MT3" style:family="text">
      <style:text-properties fo:font-size="9pt" style:font-size-asian="9pt" style:font-size-complex="9pt"/>
    </style:style>
    <style:style style:name="MT4" style:family="text">
      <style:text-properties fo:color="#ff0000" fo:font-style="normal" fo:font-weight="bold" style:font-style-asian="normal" style:font-weight-asian="bold" style:font-style-complex="normal" style:font-weight-complex="bold"/>
    </style:style>
    <style:style style:name="M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1.9cm" fo:margin-right="1.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477fcd" fo:border-left="none" fo:border-right="none" fo:padding="0.25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dynamic-spacing="false"/>
      </style:header-style>
      <style:footer-style>
        <style:header-footer-properties fo:min-height="0.998cm" fo:margin-left="0cm" fo:margin-right="0cm" fo:margin-top="0.499cm" fo:border="none" fo:padding="0cm" fo:background-color="transparent" style:dynamic-spacing="false">
          <style:background-image/>
        </style:header-footer-properties>
      </style:footer-style>
    </style:page-layout>
  </office:automatic-styles>
  <office:master-styles>
    <style:master-page style:name="Standard" style:page-layout-name="Mpm1">
      <style:header>
        <text:p text:style-name="MP1">Open-S</text:p>
        <text:p text:style-name="MP2">Accessibilité du web<text:tab/>Consulting, Réalisation, Formation</text:p>
      </style:header>
      <style:footer>
        <text:p text:style-name="MP3"/>
      </style:footer>
    </style:master-page>
    <style:master-page style:name="Endnote" style:page-layout-name="Mpm2"/>
    <style:master-page style:name="_30_Papier_5f_entête" style:display-name="0Papier_entête" style:page-layout-name="Mpm3">
      <style:header>
        <text:p text:style-name="_30_Standard"><draw:frame draw:style-name="Mfr1" draw:name="images1" text:anchor-type="paragraph" svg:x="0.161cm" svg:y="0.109cm" svg:width="6.001cm" svg:height="1.739cm" draw:z-index="6"><draw:image xlink:href="Pictures/100000000000024F000000C35CF388E2.jpg" xlink:type="simple" xlink:show="embed" xlink:actuate="onLoad"/></draw:frame></text:p>
        <text:p text:style-name="_30_Standard"/>
        <text:p text:style-name="_30_Standard"><draw:frame draw:style-name="Mfr1" draw:name="images2" text:anchor-type="paragraph" svg:x="8.414cm" svg:y="0.21cm" svg:width="8.701cm" svg:height="0.374cm" draw:z-index="8"><draw:image xlink:href="Pictures/10000000000001BB0000001361FB24A7.jpg" xlink:type="simple" xlink:show="embed" xlink:actuate="onLoad"/></draw:frame></text:p>
      </style:header>
      <style:footer>
        <text:p text:style-name="MP4"><text:span text:style-name="MT1"><text:file-name text:display="name-and-extension">SlurpManager-V1-Rapport-Analyse-20100525-jkowalczyk.odt</text:file-name></text:span><text:span text:style-name="MT2"><text:tab/></text:span><text:span text:style-name="MT3">Page: </text:span><text:span text:style-name="MT3"><text:page-number text:select-page="current">5</text:page-number></text:span><text:span text:style-name="MT3">/</text:span><text:span text:style-name="MT3"><text:page-count>5</text:page-count></text:span></text:p>
        <text:p text:style-name="MP5">Document <text:span text:style-name="MT4">CONFIDENTIEL</text:span> – <text:span text:style-name="MT5">Reproduction interdite</text:span> sans l'accord écrit de Matthieu Faure</text:p>
      </style:footer>
    </style:master-page>
    <style:master-page style:name="_30_PageDeGarde_5f_01Titre" style:display-name="0PageDeGarde_01Titre" style:page-layout-name="Mpm4" style:next-style-name="_30_Papier_5f_entête">
      <style:header>
        <text:p text:style-name="MP6"><draw:frame draw:style-name="Mfr2" draw:name="Image2" text:anchor-type="paragraph" svg:x="0.499cm" svg:y="0.081cm" svg:width="16.002cm" svg:height="3.768cm" draw:z-index="0"><draw:image xlink:href="Pictures/1000020100000762000001BD81FA8267.png" xlink:type="simple" xlink:show="embed" xlink:actuate="onLoad"/></draw:frame></text:p>
      </style:header>
      <style:footer>
        <text:p text:style-name="_30_Pied_20_de_20_pag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atthieu FAURE</meta:initial-creator>
    <meta:creation-date>2009-12-02T17:22:53</meta:creation-date>
    <dc:date>2010-11-17T15:57:58</dc:date>
    <dc:language>fr-FR</dc:language>
    <meta:editing-cycles>600</meta:editing-cycles>
    <meta:editing-duration>PT48H04M16S</meta:editing-duration>
    <meta:printed-by>Matthieu FAURE</meta:printed-by>
    <meta:print-date>2010-05-17T10:15:26</meta:print-date>
    <meta:document-statistic meta:table-count="0" meta:image-count="3" meta:object-count="0" meta:page-count="5" meta:paragraph-count="75" meta:word-count="442" meta:character-count="2898"/>
    <meta:user-defined meta:name="Info 1"/>
    <meta:user-defined meta:name="Info 2"/>
    <meta:user-defined meta:name="Info 3"/>
    <meta:user-defined meta:name="Info 4"/>
    <meta:template xlink:type="simple" xlink:actuate="onRequest" xlink:title="OPEN-S rapport" xlink:href="../../../../../../Administratif/Documents_types/OpenOffice/OPEN-S%20rapport.ott" meta:date="2010-05-26T15:35:21"/>
  </office:meta>
</office:document-meta>
</file>